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" fo:font-size="18pt" style:font-size-asian="18pt" style:font-size-complex="18pt"/>
    </style:style>
    <style:style style:name="P2" style:family="paragraph" style:parent-style-name="Standard">
      <style:text-properties style:font-name="Courier" fo:font-size="20pt" style:font-size-asian="20pt" style:font-size-complex="20pt"/>
    </style:style>
    <style:style style:name="P3" style:family="paragraph" style:parent-style-name="Standard">
      <style:text-properties style:font-name="Courier" fo:font-size="16pt" style:font-size-asian="16pt" style:font-size-complex="16pt"/>
    </style:style>
    <style:style style:name="P4" style:family="paragraph" style:parent-style-name="Standard">
      <style:text-properties style:font-name="Courier" fo:font-size="16pt" fo:font-style="italic" style:font-size-asian="16pt" style:font-style-asian="italic" style:font-size-complex="16pt" style:font-style-complex="italic"/>
    </style:style>
    <style:style style:name="P5" style:family="paragraph" style:parent-style-name="Standard">
      <style:text-properties style:font-name="Courier" fo:font-size="16pt" style:font-size-asian="16pt" style:font-size-complex="16pt"/>
    </style:style>
    <style:style style:name="P6" style:family="paragraph" style:parent-style-name="Standard">
      <style:text-properties style:font-name="Courier" fo:font-size="16pt" fo:font-style="italic" style:font-size-asian="16pt" style:font-style-asian="italic" style:font-size-complex="16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ngels We Have Heard on High</text:p>
      <text:p text:style-name="P1"/>
      <text:p text:style-name="P3">Angels we have heard on high,</text:p>
      <text:p text:style-name="P3">Sweetly singing o'er the plains.</text:p>
      <text:p text:style-name="P3">And the mountains in reply</text:p>
      <text:p text:style-name="P3">Echo back their joyous strains.</text:p>
      <text:p text:style-name="P3"/>
      <text:p text:style-name="P3">Shepherds, why this jubilee?</text:p>
      <text:p text:style-name="P3">Why your joyous strains prolong?</text:p>
      <text:p text:style-name="P3">Say what may the tidings be,</text:p>
      <text:p text:style-name="P3">Which inspire your heav'nly song?</text:p>
      <text:p text:style-name="P3"/>
      <text:p text:style-name="P3">Come to Bethlehem and see</text:p>
      <text:p text:style-name="P3">Him whose birth the angels sing;</text:p>
      <text:p text:style-name="P3">Come, adore on bended knee</text:p>
      <text:p text:style-name="P3">Christ the Lord the newborn King.</text:p>
      <text:p text:style-name="P3"/>
      <text:p text:style-name="P4">Refrain</text:p>
      <text:p text:style-name="P4"/>
      <text:p text:style-name="P4">Gloria in excelsis Deo,</text:p>
      <text:p text:style-name="P4">Gloria in excelsis Deo.</text:p>
      <text:p text:style-name="P3"/>
      <text:p text:style-name="P3"/>
      <text:p text:style-name="P3">Composer: Old French Melody</text:p>
      <text:p text:style-name="P3">Lyricist: Old French Carol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2-02T07:37:26</meta:creation-date>
    <meta:editing-duration>PT7M35S</meta:editing-duration>
    <meta:editing-cycles>2</meta:editing-cycles>
    <meta:generator>OpenOffice/4.1.5$Unix OpenOffice.org_project/415m1$Build-9789</meta:generator>
    <meta:initial-creator>Hank Warren</meta:initial-creator>
    <meta:document-statistic meta:table-count="0" meta:image-count="0" meta:object-count="0" meta:page-count="1" meta:paragraph-count="18" meta:word-count="86" meta:character-count="489"/>
    <dc:date>2018-12-02T07:44:58</dc:date>
    <dc:creator>Hank Warren</dc:creator>
    <meta:template xlink:type="simple" xlink:actuate="onRequest" xlink:title="TubaHymn" xlink:href="../../../../Library/Application%20Support/OpenOffice/4/user/template/TubaHymn.ott" meta:date="2018-12-02T07:37:24"/>
  </office:meta>
</office:document-meta>
</file>